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de" fo:country="DE" officeooo:paragraph-rsid="0016c12d"/>
    </style:style>
    <style:style style:name="P4" style:family="paragraph" style:parent-style-name="Heading_20_1">
      <style:text-properties fo:language="de" fo:country="DE" officeooo:paragraph-rsid="0016c12d"/>
    </style:style>
    <style:style style:name="P5" style:family="paragraph" style:parent-style-name="Heading_20_1">
      <style:text-properties fo:language="de" fo:country="DE" officeooo:rsid="00183f41" officeooo:paragraph-rsid="00183f41"/>
    </style:style>
    <style:style style:name="P6" style:family="paragraph" style:parent-style-name="Standard">
      <style:text-properties fo:language="de" fo:country="DE" officeooo:rsid="0001263e" officeooo:paragraph-rsid="0016c12d"/>
    </style:style>
    <style:style style:name="P7" style:family="paragraph" style:parent-style-name="Standard">
      <style:text-properties fo:language="de" fo:country="DE" officeooo:rsid="0002aa98" officeooo:paragraph-rsid="0016c12d"/>
    </style:style>
    <style:style style:name="P8" style:family="paragraph" style:parent-style-name="Standard" style:list-style-name="L1">
      <style:text-properties fo:language="de" fo:country="DE" officeooo:rsid="0002aa98" officeooo:paragraph-rsid="0016c12d"/>
    </style:style>
    <style:style style:name="P9" style:family="paragraph" style:parent-style-name="Standard" style:list-style-name="L1">
      <style:text-properties fo:language="de" fo:country="DE" officeooo:rsid="000aa563" officeooo:paragraph-rsid="0016c12d"/>
    </style:style>
    <style:style style:name="P10" style:family="paragraph" style:parent-style-name="Standard" style:list-style-name="L1">
      <style:text-properties fo:language="de" fo:country="DE" officeooo:rsid="000b7d25" officeooo:paragraph-rsid="0016c12d"/>
    </style:style>
    <style:style style:name="P11" style:family="paragraph" style:parent-style-name="Standard" style:list-style-name="L6">
      <style:text-properties fo:language="de" fo:country="DE" officeooo:rsid="000b7d25" officeooo:paragraph-rsid="0016c12d"/>
    </style:style>
    <style:style style:name="P12" style:family="paragraph" style:parent-style-name="Standard" style:list-style-name="L1">
      <style:text-properties fo:language="de" fo:country="DE" officeooo:rsid="000f09a4" officeooo:paragraph-rsid="0016c12d"/>
    </style:style>
    <style:style style:name="P13" style:family="paragraph" style:parent-style-name="Standard" style:list-style-name="L1">
      <style:text-properties fo:language="de" fo:country="DE" officeooo:rsid="0013fab2" officeooo:paragraph-rsid="0016c12d"/>
    </style:style>
    <style:style style:name="P14" style:family="paragraph" style:parent-style-name="Standard">
      <style:text-properties fo:language="de" fo:country="DE" officeooo:rsid="0013fab2" officeooo:paragraph-rsid="0016c12d"/>
    </style:style>
    <style:style style:name="P15" style:family="paragraph" style:parent-style-name="Standard">
      <style:text-properties fo:language="de" fo:country="DE" officeooo:rsid="00031278" officeooo:paragraph-rsid="0016c12d"/>
    </style:style>
    <style:style style:name="P16" style:family="paragraph" style:parent-style-name="Standard">
      <style:text-properties fo:language="de" fo:country="DE" officeooo:rsid="00076560" officeooo:paragraph-rsid="0016c12d"/>
    </style:style>
    <style:style style:name="P17" style:family="paragraph" style:parent-style-name="Standard" style:list-style-name="L5">
      <style:text-properties fo:language="de" fo:country="DE" officeooo:rsid="00076560" officeooo:paragraph-rsid="0016c12d"/>
    </style:style>
    <style:style style:name="P18" style:family="paragraph" style:parent-style-name="Standard" style:list-style-name="L6">
      <style:text-properties fo:language="de" fo:country="DE" officeooo:rsid="00076560" officeooo:paragraph-rsid="0016c12d"/>
    </style:style>
    <style:style style:name="P19" style:family="paragraph" style:parent-style-name="Standard">
      <style:text-properties fo:language="de" fo:country="DE" officeooo:rsid="000850e8" officeooo:paragraph-rsid="0016c12d"/>
    </style:style>
    <style:style style:name="P20" style:family="paragraph" style:parent-style-name="Standard">
      <style:text-properties fo:language="de" fo:country="DE" officeooo:rsid="0005ed20" officeooo:paragraph-rsid="0016c12d"/>
    </style:style>
    <style:style style:name="P21" style:family="paragraph" style:parent-style-name="Standard" style:list-style-name="L5">
      <style:text-properties fo:language="de" fo:country="DE" officeooo:rsid="0005ed20" officeooo:paragraph-rsid="0016c12d"/>
    </style:style>
    <style:style style:name="P22" style:family="paragraph" style:parent-style-name="Standard" style:list-style-name="L6">
      <style:text-properties fo:language="de" fo:country="DE" officeooo:rsid="0005ed20" officeooo:paragraph-rsid="0016c12d"/>
    </style:style>
    <style:style style:name="P23" style:family="paragraph" style:parent-style-name="Standard">
      <style:text-properties fo:language="de" fo:country="DE" officeooo:rsid="000c44d5" officeooo:paragraph-rsid="0016c12d"/>
    </style:style>
    <style:style style:name="P24" style:family="paragraph" style:parent-style-name="Standard">
      <style:text-properties fo:language="de" fo:country="DE" officeooo:rsid="000f5f06" officeooo:paragraph-rsid="0016c12d"/>
    </style:style>
    <style:style style:name="P25" style:family="paragraph" style:parent-style-name="Standard" style:list-style-name="L7">
      <style:text-properties fo:language="de" fo:country="DE" officeooo:rsid="000d1642" officeooo:paragraph-rsid="0016c12d"/>
    </style:style>
    <style:style style:name="P26" style:family="paragraph" style:parent-style-name="Standard" style:list-style-name="L7">
      <style:text-properties fo:language="de" fo:country="DE" officeooo:rsid="000d1642" officeooo:paragraph-rsid="001de1e6"/>
    </style:style>
    <style:style style:name="P27" style:family="paragraph" style:parent-style-name="Standard">
      <style:text-properties fo:language="de" fo:country="DE" officeooo:rsid="00124133" officeooo:paragraph-rsid="0016c12d"/>
    </style:style>
    <style:style style:name="P28" style:family="paragraph" style:parent-style-name="Standard">
      <style:text-properties fo:language="de" fo:country="DE" officeooo:rsid="00112fb6" officeooo:paragraph-rsid="0016c12d"/>
    </style:style>
    <style:style style:name="P29" style:family="paragraph" style:parent-style-name="Text_20_body">
      <style:text-properties fo:language="de" fo:country="DE" officeooo:rsid="00183f41" officeooo:paragraph-rsid="00183f41"/>
    </style:style>
    <style:style style:name="P30" style:family="paragraph" style:parent-style-name="Contents_20_Heading">
      <style:text-properties fo:language="de" fo:country="DE"/>
    </style:style>
    <style:style style:name="P31" style:family="paragraph" style:parent-style-name="Title">
      <style:text-properties fo:language="de" fo:country="DE" officeooo:paragraph-rsid="0016c12d"/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9a772"/>
    </style:style>
    <style:style style:name="T10" style:family="text">
      <style:text-properties officeooo:rsid="000f5f06"/>
    </style:style>
    <style:style style:name="T11" style:family="text">
      <style:text-properties officeooo:rsid="00077127"/>
    </style:style>
    <style:style style:name="T12" style:family="text">
      <style:text-properties officeooo:rsid="000d1642"/>
    </style:style>
    <style:style style:name="T13" style:family="text">
      <style:text-properties officeooo:rsid="000c44d5"/>
    </style:style>
    <style:style style:name="T14" style:family="text">
      <style:text-properties officeooo:rsid="000f09a4"/>
    </style:style>
    <style:style style:name="T15" style:family="text">
      <style:text-properties officeooo:rsid="0018d833"/>
    </style:style>
    <style:style style:name="T16" style:family="text">
      <style:text-properties officeooo:rsid="001bad86"/>
    </style:style>
    <style:style style:name="T17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1"><text:a xlink:type="simple" xlink:href="#__RefHeading___Toc1252_1231818993" text:style-name="Index_20_Link" text:visited-style-name="Index_20_Link"><text:span text:style-name="T17">1Funktioalität:<text:tab/>1</text:span></text:a></text:p>
          <text:p text:style-name="P1"><text:a xlink:type="simple" xlink:href="#__RefHeading___Toc1254_1231818993" text:style-name="Index_20_Link" text:visited-style-name="Index_20_Link"><text:span text:style-name="T17">2intuitive Umweltenanalyse<text:tab/>2</text:span></text:a></text:p>
          <text:p text:style-name="P2"><text:a xlink:type="simple" xlink:href="#__RefHeading___Toc1256_1231818993" text:style-name="Index_20_Link" text:visited-style-name="Index_20_Link"><text:span text:style-name="T17">2.1Desintgrationsphänomen:<text:tab/>2</text:span></text:a></text:p>
          <text:p text:style-name="P2"><text:a xlink:type="simple" xlink:href="#__RefHeading___Toc1258_1231818993" text:style-name="Index_20_Link" text:visited-style-name="Index_20_Link"><text:span text:style-name="T17">2.2Grund-Probleme und Lösungsstrategie:<text:tab/>2</text:span></text:a></text:p>
          <text:p text:style-name="P1"><text:a xlink:type="simple" xlink:href="#__RefHeading___Toc1260_1231818993" text:style-name="Index_20_Link" text:visited-style-name="Index_20_Link"><text:span text:style-name="T17">3PR Analyse<text:tab/>2</text:span></text:a></text:p>
          <text:p text:style-name="P2"><text:a xlink:type="simple" xlink:href="#__RefHeading___Toc1262_1231818993" text:style-name="Index_20_Link" text:visited-style-name="Index_20_Link"><text:span text:style-name="T17">3.1Gewinner<text:tab/>2</text:span></text:a></text:p>
          <text:p text:style-name="P2"><text:a xlink:type="simple" xlink:href="#__RefHeading___Toc1264_1231818993" text:style-name="Index_20_Link" text:visited-style-name="Index_20_Link"><text:span text:style-name="T17">3.2Verlierer<text:tab/>2</text:span></text:a></text:p>
          <text:p text:style-name="P1"><text:a xlink:type="simple" xlink:href="#__RefHeading___Toc1310_1231818993" text:style-name="Index_20_Link" text:visited-style-name="Index_20_Link"><text:span text:style-name="T17">4Rechtliche Analyse:<text:tab/>3</text:span></text:a></text:p>
          <text:p text:style-name="P1"><text:a xlink:type="simple" xlink:href="#__RefHeading___Toc1266_1231818993" text:style-name="Index_20_Link" text:visited-style-name="Index_20_Link"><text:span text:style-name="T17">5Was ist Stand der Bemühungen?<text:tab/>3</text:span></text:a></text:p>
          <text:p text:style-name="P2"><text:a xlink:type="simple" xlink:href="#__RefHeading___Toc1268_1231818993" text:style-name="Index_20_Link" text:visited-style-name="Index_20_Link"><text:span text:style-name="T17">5.1Was benötigt jetzt wird?<text:tab/>3</text:span></text:a></text:p>
        </text:index-body>
      </text:table-of-content>
      <text:p text:style-name="P31"/>
      <text:p text:style-name="P31"/>
      <text:p text:style-name="P31">Keynotes <text:span text:style-name="T1">6.2018, Autobewerber und Autoantrag aus dem Program qemuburo</text:span>:</text:p>
      <text:h text:style-name="P4" text:outline-level="1"><text:bookmark-start text:name="__RefHeading___Toc1252_1231818993"/>Funktio<text:span text:style-name="T16">n</text:span>alität:<text:bookmark-end text:name="__RefHeading___Toc1252_1231818993"/></text:h>
      <text:p text:style-name="P7">Was soll das Programm tun?</text:p>
      <text:list xml:id="list312367580272185157" text:style-name="L1">
        <text:list-item>
          <text:p text:style-name="P9">Alles bis auf den Letzten Click, sonst erstmal auf den Vorletzten <text:span text:style-name="T2">intelligent genug automatisch unter Verwendung von freien Softwarebibliotheken am Vorbild anderer gängiger Freier Software Projekt, Beispiel Pars pro Toto: Debian.</text:span></text:p>
        </text:list-item>
        <text:list-item>
          <text:p text:style-name="P8">Automatisch <text:span text:style-name="T3">authentische ALGII, SGBII fähige Bewerbungen mit allen authentischen Datumsstempeln <text:s/>erstellen</text:span></text:p>
        </text:list-item>
        <text:list-item>
          <text:p text:style-name="P9">Automatisch die entsprechenden Daten von den Webseiten beziehen, <text:span text:style-name="T3">so nötig mit automatischen Mousesimulationen, als ob eine Person dransäße</text:span></text:p>
        </text:list-item>
        <text:list-item>
          <text:p text:style-name="P10">Automatisch aus gefilterten Daten die Prozeitraum nötigen Bewerbungen (10/Monat) erstellen und vorrätig halten.</text:p>
        </text:list-item>
        <text:list-item>
          <text:p text:style-name="P12"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10">Die dazugehörigen Nachweise in Tabellenform etc.</text:p>
        </text:list-item>
        <text:list-item>
          <text:p text:style-name="P12">Automatisches Ausfüllen der Formulare</text:p>
        </text:list-item>
        <text:list-item>
          <text:p text:style-name="P13">zu erwartender gegnerischer Detektion und technischer Vereitelung entkommen</text:p>
        </text:list-item>
        <text:list-item>
          <text:p text:style-name="P13">zu erwartender Vereitelung durch galoppierende Vorschriftenveränderung, -<text:span text:style-name="T5">ausfächerung aufwandsmäßig standzuhalten</text:span></text:p>
        </text:list-item>
      </text:list>
      <text:p text:style-name="P7"/>
      <text:h text:style-name="P4" text:outline-level="1"><text:bookmark-start text:name="__RefHeading___Toc1254_1231818993"/><text:soft-page-break/><text:span text:style-name="T5">intuitive </text:span>Umwelt<text:span text:style-name="T5">en</text:span>analyse<text:bookmark-end text:name="__RefHeading___Toc1254_1231818993"/></text:h>
      <text:h text:style-name="P3" text:outline-level="2"><text:bookmark-start text:name="__RefHeading___Toc1256_1231818993"/>Desintgration<text:span text:style-name="T6">sphänomen</text:span>:<text:bookmark-end text:name="__RefHeading___Toc1256_1231818993"/></text:h>
      <text:p text:style-name="P7"><text:s/>-Hacktisten sind <text:span text:style-name="T6">nachweislich </text:span>fähig:<text:span text:style-name="T6"> Stadtpläne für Flüchtling, Hilfe in der Lebensrealität der Jobcenteranwendung: Fehlanzeige</text:span></text:p>
      <text:p text:style-name="P7">-<text:span text:style-name="T6">Jobcenteraktivisten sind fähig: Vielzahl von qualifizierten ALGII Beratungsstunden, Aber: Hilfe in der Lebensrealität Jobcentersoftware: Fehlanzeige</text:span></text:p>
      <text:p text:style-name="P7"/>
      <text:h text:style-name="P3" text:outline-level="2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15">Vergleiche Anmerkung drei aus dem Gui Tutorial, <text:span text:style-name="T1">dort:</text:span></text:p>
      <text:p text:style-name="P7"><text:span text:style-name="T7">„Anm. 3. Das hier konfrontierte Dilemma besteht ja darin, dass jede lustig daherkommende Reibungslosigkeit im realexistierenden, menschenverachtenden Bestrafungssystem mittel-frißt-ich eine schlimmste Anhebung der Zumutbarkeit zeitigt.“ Bedingung und Anspruch der Kunst besteht erstmal darin, ersteres zu ermöglichen und letzteres tunlichst auszuschließen und gleichzeitig zu behindern. </text:span></text:p>
      <text:p text:style-name="P16">Strategisches Ziel des Zuvorkommens: Ganz gleich wie hoch der Schikaneaufwand gestellt wird, unsere Simulationagenten <text:s/>reduzieren ihn auf gerade Null. <text:span text:style-name="T3">Ein gegenseitiger Aufrüstungswettlauf muss gewonnen werden und gewonnen werden wollen.</text:span></text:p>
      <text:p text:style-name="P16"/>
      <text:p text:style-name="P15">Zu „Lebensrealität“: Der Film Ich-Daniel-Blake zeigt Minutenüberwachtes softwarebasierte, sinnentleert e Frondienste <text:span text:style-name="T8">gegenüber</text:span> <text:span text:style-name="T5">der </text:span>Gegenseite. Der Gedanke der Softwarebasierten Gegenausrüstung ist so unterbunden wie unterentwickelt wie nicht vorhanden, <text:span text:style-name="T8">was in Sachen Denken und Kommunikation zu erarbeiten wäre. (Befund einer Kapitualtion, die überwunden gehört.)</text:span></text:p>
      <text:p text:style-name="P15"/>
      <text:h text:style-name="P4" text:outline-level="1"><text:bookmark-start text:name="__RefHeading___Toc1260_1231818993"/>PR Analyse<text:bookmark-end text:name="__RefHeading___Toc1260_1231818993"/></text:h>
      <text:p text:style-name="P19">Massenmarkt</text:p>
      <text:p text:style-name="P20"><text:span text:style-name="T9">Industrielle Dimension: Produktion und Rechts-Softwarepflegeleistung im Massenmarkt</text:span></text:p>
      <text:p text:style-name="P20"/>
      <text:h text:style-name="P3" text:outline-level="2"><text:bookmark-start text:name="__RefHeading___Toc1262_1231818993"/>Gewinner<text:bookmark-end text:name="__RefHeading___Toc1262_1231818993"/></text:h>
      <text:list xml:id="list2697340498650658188" text:style-name="L5">
        <text:list-item>
          <text:p text:style-name="P17">Zig Millionen Arbeitslose</text:p>
        </text:list-item>
        <text:list-item>
          <text:p text:style-name="P17">Zig Millionen von Arbeitslosigkeit bedrohter</text:p>
        </text:list-item>
        <text:list-item>
          <text:p text:style-name="P21"/>
        </text:list-item>
      </text:list>
      <text:h text:style-name="P3" text:outline-level="2"><text:bookmark-start text:name="__RefHeading___Toc1264_1231818993"/>Verlierer<text:bookmark-end text:name="__RefHeading___Toc1264_1231818993"/></text:h>
      <text:list xml:id="list5001663521311876980" text:style-name="L6">
        <text:list-item>
          <text:p text:style-name="P22"><text:span text:style-name="T10">konkurrierende Buro-</text:span>Softwarehersteller, <text:span text:style-name="T10">low budget bis </text:span>crippleware niedrigstes Marktsegment</text:p>
        </text:list-item>
        <text:list-item>
          <text:p text:style-name="P18">Anbieter, Betreiber, Auftraggeber von allgemeiner Überwachungsstaatkräfte durch veränderte Situation</text:p>
        </text:list-item>
        <text:list-item>
          <text:p text:style-name="P18">Anbieter, Betreib<text:span text:style-name="T10">e</text:span>r, Auftraggeber von Überwachung von Arbeits<text:span text:style-name="T16">plätzen</text:span>kräften, </text:p>
        </text:list-item>
        <text:list-item>
          <text:p text:style-name="P18"><text:span text:style-name="T11">(denn jetzt kann das sich per Mouse-Simulation-sich-der-Überwachung-entziehen bald jeder, wenn schon dafür gesorgt ist, dass es ALGII-Empfänger können. Und so gibt es mittelfristig Verlierer oder wenigstens solche die sich so fühlen)</text:span></text:p>
        </text:list-item>
        <text:list-item>
          <text:p text:style-name="P11">Gegner: <text:span text:style-name="T2">notorisch unaufgeklärte </text:span>Arbeitsl<text:span text:style-name="T2">o</text:span>sen-Hetzer, <text:span text:style-name="T2">aufgehetzten </text:span>Asozialen-Hetzer in der Gesellschaft</text:p>
        </text:list-item>
        <text:list-item>
          <text:p text:style-name="P11"><text:soft-page-break/></text:p>
        </text:list-item>
        <text:list-item>
          <text:p text:style-name="P11">Gegner: historische Spamgegner in der Computerwelt</text:p>
        </text:list-item>
        <text:list-item>
          <text:p text:style-name="P18"/>
        </text:list-item>
      </text:list>
      <text:h text:style-name="P5" text:outline-level="1"><text:bookmark-start text:name="__RefHeading___Toc1310_1231818993"/>Rechtliche Analyse:<text:bookmark-end text:name="__RefHeading___Toc1310_1231818993"/></text:h>
      <text:p text:style-name="P29">Kurze Antwort: Wir sind im Recht.</text:p>
      <text:p text:style-name="P29">Wir bleiben im Recht,, selbst wenn wir in Unterzahl kommen. Widerstand, Existenzminimum sind Bestandteile der Menschenwürde, so definiert in der Metaphysik der Sitten nach Kant. </text:p>
      <text:p text:style-name="P29">Die so gefasste Menschenwürde ist mit hohem Stellenwert und <text:s/>Ewigkeitsgarantie, d.h. demokratisch nicht zu ändern, im Grundgesetz verankert. </text:p>
      <text:p text:style-name="P29">Man könnte sich auch mit gleichem Ziel auf die verbindlichen Menschenrechte berufen. <text:s/></text:p>
      <text:p text:style-name="P29">Wir stehen in der Tradition <text:span text:style-name="T15">dieser</text:span> alten Dialektik pro und contra, und <text:span text:style-name="T15">das sollte nicht schaden zu erkennen:</text:span>sogar einer uralten. </text:p>
      <text:p text:style-name="P29"/>
      <text:h text:style-name="P4" text:outline-level="1"><text:bookmark-start text:name="__RefHeading___Toc1266_1231818993"/>Was ist Stand der Bemühungen?<text:bookmark-end text:name="__RefHeading___Toc1266_1231818993"/></text:h>
      <text:p text:style-name="P23"><text:s/>Prototyp liegt vor <text:span text:style-name="T12">oder „prove of concept“ oder Demoversion. Angestrebt ist ein „community driven free software project“, „state of the art“/“feature complete“</text:span></text:p>
      <text:p text:style-name="P23"/>
      <text:p text:style-name="P24"/>
      <text:h text:style-name="P3" text:outline-level="2"><text:bookmark-start text:name="__RefHeading___Toc1268_1231818993"/>Was <text:span text:style-name="T13">benötigt jetzt wird?</text:span><text:bookmark-end text:name="__RefHeading___Toc1268_1231818993"/></text:h>
      <text:list xml:id="list7224487999732827430" text:style-name="L7">
        <text:list-item>
          <text:p text:style-name="P25">In der jetzigen Phase. </text:p>
        </text:list-item>
        <text:list-item>
          <text:p text:style-name="P25"><text:span text:style-name="T14">(</text:span>Nicht <text:s/><text:span text:style-name="T10">software-</text:span>technische<text:span text:style-name="T14">)</text:span> <text:span text:style-name="T14">Langzeit-</text:span>Planungsar<text:span text:style-name="T14">beit. </text:span></text:p>
        </text:list-item>
        <text:list-item>
          <text:p text:style-name="P26"><text:span text:style-name="T14">Entwicklung einer Öffentlichkeitsstrategie </text:span></text:p>
        </text:list-item>
        <text:list-item>
          <text:p text:style-name="P26"><text:span text:style-name="T14">und Szenarien (Darunter: Ist das bloß In-Aussichtstehen bzw. -stellen der Realisierung schon Mittel genug für „zu hochwillkommenes“ gegenseitiges Anlass-weg-nehmen bis auf weiteres der Sanktionspraxis)</text:span></text:p>
        </text:list-item>
        <text:list-item>
          <text:p text:style-name="P25"><text:span text:style-name="T14">Kommunikation des Konzepts an (nicht technische) relevante Laien, </text:span></text:p>
        </text:list-item>
        <text:list-item>
          <text:p text:style-name="P25"><text:span text:style-name="T14">Information, Bewerbung und strategische Einbindung in den internationalen Communities. Finanzierung. Förderung, Unterstützung, Partner. </text:span></text:p>
        </text:list-item>
        <text:list-item>
          <text:p text:style-name="P25"><text:span text:style-name="T14">Management und Kommunikation bei Freund, Gegner und Öffentlichkeit. </text:span></text:p>
        </text:list-item>
        <text:list-item>
          <text:p text:style-name="P25"><text:span text:style-name="T14">Präsentation, Ansprache und Ansprechpartner sein. </text:span></text:p>
        </text:list-item>
        <text:list-item>
          <text:p text:style-name="P25"><text:span text:style-name="T14">Ein vernunftsgmäßes Politisches Handling eines zig-Jahre-zig-Millionen-Menschen-Dings-Business-Plans. </text:span></text:p>
        </text:list-item>
        <text:list-item>
          <text:p text:style-name="P25"><text:span text:style-name="T14">Vernunftsgemäß: robustes Sicherheitkonzept aller Beteiligten im frühen Stadium gewünscht (Vorgeschlagen wird hier eine kunsttheoretischer Betrachtung anhand der Figuren: 1. Oddyseus 2. Jesus 3. Zauberlehrling) </text:span></text:p>
        </text:list-item>
        <text:list-item>
          <text:p text:style-name="P25"/>
        </text:list-item>
      </text:list>
      <text:p text:style-name="P27">Gez.</text:p>
      <text:p text:style-name="P28">Der Founder</text:p>
      <text:p text:style-name="P28">Der Keynotemanager</text:p>
      <text:p text:style-name="P28"/>
      <text:p text:style-name="P14">Dokument im frühen Designstatus: Verbesserungsvorschläge gewünscht.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14T13:10:39.998356398</dc:date>
    <meta:editing-duration>PT14H5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72" meta:word-count="673" meta:character-count="5487" meta:non-whitespace-character-count="4900"/>
  </office:meta>
</office:document-meta>
</file>